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20.07cm" fo:min-width="19.82cm" fo:padding-top="0.176cm" fo:padding-bottom="0.176cm" fo:padding-left="0.301cm" fo:padding-right="0.30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20.32cm" svg:x="0cm" svg:y="0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cm" svg:y1="10.16cm" svg:x2="20.32cm" svg:y2="10.16cm">
          <text:p/>
        </draw:line>
        <draw:line draw:style-name="gr2" draw:text-style-name="P1" draw:layer="layout" svg:x1="10.16cm" svg:y1="0cm" svg:x2="10.16cm" svg:y2="20.32cm">
          <text:p/>
        </draw:line>
        <draw:custom-shape draw:style-name="gr3" draw:text-style-name="P2" draw:layer="layout" svg:width="0.508cm" svg:height="0.508cm" svg:x="6.477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9.498cm" svg:y="10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0.287cm" svg:y="9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2.206cm" svg:y="3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3.303cm" svg:y="4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5.842cm" svg:y="14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3.843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6.13cm" svg:y="15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6.51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6.129cm" svg:y="3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9.398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4.445cm" svg:y="7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3.024cm" svg:y="15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4.572cm" svg:y="19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2.446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5.494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6.256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2.954cm" svg:y="17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9.558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4.826cm" svg:y="2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6.60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.905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9.431cm" svg:y="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 </meta:initial-creator>
    <meta:creation-date>2016-10-15T22:03:25.391617246</meta:creation-date>
    <dc:date>2016-10-15T22:16:29.603320180</dc:date>
    <dc:creator>and </dc:creator>
    <meta:editing-duration>PT13M4S</meta:editing-duration>
    <meta:editing-cycles>2</meta:editing-cycles>
    <meta:generator>LibreOffice/5.0.6.2$Linux_X86_64 LibreOffice_project/00m0$Build-2</meta:generator>
    <meta:document-statistic meta:object-count="26"/>
  </office:meta>
</office:document-meta>
</file>